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7126in"/>
    </style:style>
    <style:style style:name="co4" style:family="table-column">
      <style:table-column-properties fo:break-before="auto" style:column-width="0.7244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Amperage (A)</text:p>
          </table:table-cell>
          <table:table-cell office:value-type="string">
            <text:p>Voltage (V)</text:p>
          </table:table-cell>
          <table:table-cell office:value-type="string">
            <text:p>log(Amperage)</text:p>
          </table:table-cell>
          <table:table-cell table:number-columns-repeated="1021"/>
        </table:table-row>
        <table:table-row table:style-name="ro1">
          <table:table-cell table:formula="of:=1.7*(10^-10)" office:value-type="float" office:value="0.00000000017">
            <text:p>1.7E-010</text:p>
          </table:table-cell>
          <table:table-cell office:value-type="float" office:value="0.0087">
            <text:p>0.0087</text:p>
          </table:table-cell>
          <table:table-cell table:formula="of:=LN([.A2])" office:value-type="float" office:value="-22.4952226788783">
            <text:p>-22.4952226789</text:p>
          </table:table-cell>
          <table:table-cell table:number-columns-repeated="1021"/>
        </table:table-row>
        <table:table-row table:style-name="ro1">
          <table:table-cell table:formula="of:=1.03*(10^-9)" office:value-type="float" office:value="0.00000000103">
            <text:p>0.000000001</text:p>
          </table:table-cell>
          <table:table-cell office:value-type="float" office:value="0.0441">
            <text:p>0.0441</text:p>
          </table:table-cell>
          <table:table-cell table:formula="of:=LN([.A3])" office:value-type="float" office:value="-20.6937070347049">
            <text:p>-20.6937070347</text:p>
          </table:table-cell>
          <table:table-cell table:number-columns-repeated="1021"/>
        </table:table-row>
        <table:table-row table:style-name="ro1">
          <table:table-cell table:formula="of:=1.036*(10^-8)" office:value-type="float" office:value="0.00000001036">
            <text:p>1.036E-008</text:p>
          </table:table-cell>
          <table:table-cell office:value-type="float" office:value="0.1161">
            <text:p>0.1161</text:p>
          </table:table-cell>
          <table:table-cell table:formula="of:=LN([.A4])" office:value-type="float" office:value="-18.3853136001151">
            <text:p>-18.3853136001</text:p>
          </table:table-cell>
          <table:table-cell table:number-columns-repeated="1021"/>
        </table:table-row>
        <table:table-row table:style-name="ro1">
          <table:table-cell table:formula="of:=1.003*(10^-7)" office:value-type="float" office:value="0.0000001003">
            <text:p>1.003E-007</text:p>
          </table:table-cell>
          <table:table-cell office:value-type="float" office:value="0.214">
            <text:p>0.214</text:p>
          </table:table-cell>
          <table:table-cell table:formula="of:=LN([.A5])" office:value-type="float" office:value="-16.1151001419785">
            <text:p>-16.115100142</text:p>
          </table:table-cell>
          <table:table-cell table:number-columns-repeated="1021"/>
        </table:table-row>
        <table:table-row table:style-name="ro1">
          <table:table-cell table:formula="of:=1.001*(10^-6)" office:value-type="float" office:value="0.000001001">
            <text:p>0.000001001</text:p>
          </table:table-cell>
          <table:table-cell office:value-type="float" office:value="0.32">
            <text:p>0.32</text:p>
          </table:table-cell>
          <table:table-cell table:formula="of:=LN([.A6])" office:value-type="float" office:value="-13.8145110576312">
            <text:p>-13.8145110576</text:p>
          </table:table-cell>
          <table:table-cell table:number-columns-repeated="1021"/>
        </table:table-row>
        <table:table-row table:style-name="ro1">
          <table:table-cell table:formula="of:=9.1856*(10^-6)" office:value-type="float" office:value="0.0000091856">
            <text:p>9.1856E-006</text:p>
          </table:table-cell>
          <table:table-cell office:value-type="float" office:value="0.4201">
            <text:p>0.4201</text:p>
          </table:table-cell>
          <table:table-cell table:formula="of:=LN([.A7])" office:value-type="float" office:value="-11.597873517533">
            <text:p>-11.5978735175</text:p>
          </table:table-cell>
          <table:table-cell table:number-columns-repeated="1021"/>
        </table:table-row>
        <table:table-row table:style-name="ro1">
          <table:table-cell table:formula="of:=9.62942*(10^-5)" office:value-type="float" office:value="0.0000962942">
            <text:p>9.62942E-005</text:p>
          </table:table-cell>
          <table:table-cell office:value-type="float" office:value="0.5137">
            <text:p>0.5137</text:p>
          </table:table-cell>
          <table:table-cell table:formula="of:=LN([.A8])" office:value-type="float" office:value="-9.24810246942675">
            <text:p>-9.2481024694</text:p>
          </table:table-cell>
          <table:table-cell table:number-columns-repeated="1021"/>
        </table:table-row>
        <table:table-row table:style-name="ro1">
          <table:table-cell table:formula="of:=9.9288*(10^-4)" office:value-type="float" office:value="0.00099288">
            <text:p>0.00099288</text:p>
          </table:table-cell>
          <table:table-cell office:value-type="float" office:value="0.631">
            <text:p>0.631</text:p>
          </table:table-cell>
          <table:table-cell table:formula="of:=LN([.A9])" office:value-type="float" office:value="-6.91490074714301">
            <text:p>-6.9149007471</text:p>
          </table:table-cell>
          <table:table-cell table:number-columns-repeated="1021"/>
        </table:table-row>
        <table:table-row table:style-name="ro1">
          <table:table-cell office:value-type="float" office:value="0.0099597">
            <text:p>0.0099597</text:p>
          </table:table-cell>
          <table:table-cell office:value-type="float" office:value="0.76">
            <text:p>0.76</text:p>
          </table:table-cell>
          <table:table-cell table:formula="of:=LN([.A10])" office:value-type="float" office:value="-4.60920832832119">
            <text:p>-4.6092083283</text:p>
          </table:table-cell>
          <table:table-cell table:number-columns-repeated="1021"/>
        </table:table-row>
        <table:table-row table:style-name="ro1">
          <table:table-cell office:value-type="float" office:value="0.104">
            <text:p>0.104</text:p>
          </table:table-cell>
          <table:table-cell office:value-type="float" office:value="0.89">
            <text:p>0.89</text:p>
          </table:table-cell>
          <table:table-cell table:formula="of:=LN([.A11])" office:value-type="float" office:value="-2.26336437984076">
            <text:p>-2.2633643798</text:p>
          </table:table-cell>
          <table:table-cell table:number-columns-repeated="1021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1.664">
            <text:p>1.664</text:p>
          </table:table-cell>
          <table:table-cell table:formula="of:=LN([.A12])" office:value-type="float" office:value="-0.0202027073175195">
            <text:p>-0.0202027073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Sheet1.H32" table:end-x="0.3886in" table:end-y="0.0157in" draw:z-index="1" draw:name="Chart 2" draw:style-name="gr1" draw:text-style-name="P1" svg:width="5.6067in" svg:height="2.5512in" svg:x="0.4516in" svg:y="0.1417in">
              <draw:object draw:notify-on-update-of-ranges="Sheet1.A2:Sheet1.A12 Sheet1.B2:Sheet1.B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frame table:end-cell-address="Sheet1.P32" table:end-x="0.3937in" table:end-y="0.0366in" draw:z-index="0" draw:name="Chart 1" draw:style-name="gr1" draw:text-style-name="P1" svg:width="5.3843in" svg:height="2.5346in" svg:x="0.0606in" svg:y="0.0008in">
              <draw:object draw:notify-on-update-of-ranges="Sheet1.C2:Sheet1.C12 Sheet1.B2:Sheet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10/10/2013</text:date>, <text:time>14:3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2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677cm" svg:height="6.439cm" xlink:href=".." xlink:type="simple" chart:class="chart:scatter" chart:style-name="ch1">
        <chart:title svg:x="5.625cm" svg:y="0.264cm" chart:style-name="ch2">
          <text:p>Chart Title</text:p>
        </chart:title>
        <chart:plot-area chart:style-name="ch3" table:cell-range-address="Sheet1.B2:Sheet1.C12" svg:x="0.723cm" svg:y="1.439cm" svg:width="12.408cm" svg:height="4.452cm">
          <chartooo:coordinate-region svg:x="1.214cm" svg:y="1.646cm" svg:width="11.684cm" svg:height="4.21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" chart:class="chart:scatter">
            <chart:domain table:cell-range-address="Sheet1.B2:Sheet1.B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">
                <text:p>0.0087</text:p>
                <draw:g>
                  <svg:desc>Sheet1.B2:Sheet1.B12</svg:desc>
                </draw:g>
              </table:table-cell>
              <table:table-cell office:value-type="float" office:value="-22.4952226788783">
                <text:p>-22.495222678878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1">
                <text:p>0.0441</text:p>
              </table:table-cell>
              <table:table-cell office:value-type="float" office:value="-20.6937070347049">
                <text:p>-20.693707034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1">
                <text:p>0.1161</text:p>
              </table:table-cell>
              <table:table-cell office:value-type="float" office:value="-18.3853136001151">
                <text:p>-18.3853136001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4">
                <text:p>0.214</text:p>
              </table:table-cell>
              <table:table-cell office:value-type="float" office:value="-16.1151001419785">
                <text:p>-16.1151001419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-13.8145110576312">
                <text:p>-13.8145110576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01">
                <text:p>0.4201</text:p>
              </table:table-cell>
              <table:table-cell office:value-type="float" office:value="-11.597873517533">
                <text:p>-11.597873517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37">
                <text:p>0.5137</text:p>
              </table:table-cell>
              <table:table-cell office:value-type="float" office:value="-9.24810246942675">
                <text:p>-9.24810246942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1">
                <text:p>0.631</text:p>
              </table:table-cell>
              <table:table-cell office:value-type="float" office:value="-6.91490074714301">
                <text:p>-6.91490074714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-4.60920832832119">
                <text:p>-4.60920832832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">
                <text:p>0.89</text:p>
              </table:table-cell>
              <table:table-cell office:value-type="float" office:value="-2.26336437984076">
                <text:p>-2.26336437984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4">
                <text:p>1.664</text:p>
              </table:table-cell>
              <table:table-cell office:value-type="float" office:value="-0.0202027073175195">
                <text:p>-0.0202027073175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8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8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1cm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242cm" svg:height="6.481cm" xlink:href=".." xlink:type="simple" chart:class="chart:scatter" chart:column-mapping="1 0" chart:style-name="ch1">
        <chart:title svg:x="5.908cm" svg:y="0.265cm" chart:style-name="ch2">
          <text:p>Chart Title</text:p>
        </chart:title>
        <chart:plot-area chart:style-name="ch3" table:cell-range-address="Sheet1.A2:Sheet1.B12" svg:x="0.734cm" svg:y="1.443cm" svg:width="12.94cm" svg:height="4.489cm">
          <chartooo:coordinate-region svg:x="1.225cm" svg:y="1.916cm" svg:width="12.216cm" svg:height="3.41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2" chart:class="chart:scatter">
            <chart:domain table:cell-range-address="Sheet1.B2:Sheet1.B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">
                <text:p>0.0087</text:p>
                <draw:g>
                  <svg:desc>Sheet1.B2:Sheet1.B12</svg:desc>
                </draw:g>
              </table:table-cell>
              <table:table-cell office:value-type="float" office:value="0.00000000017">
                <text:p>0.00000000017</text:p>
                <draw:g>
                  <svg:desc>Sheet1.A2:Sheet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1">
                <text:p>0.0441</text:p>
              </table:table-cell>
              <table:table-cell office:value-type="float" office:value="0.00000000103">
                <text:p>0.00000000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1">
                <text:p>0.1161</text:p>
              </table:table-cell>
              <table:table-cell office:value-type="float" office:value="0.00000001036">
                <text:p>0.00000001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4">
                <text:p>0.214</text:p>
              </table:table-cell>
              <table:table-cell office:value-type="float" office:value="0.0000001003">
                <text:p>0.0000001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0.000001001">
                <text:p>0.000001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01">
                <text:p>0.4201</text:p>
              </table:table-cell>
              <table:table-cell office:value-type="float" office:value="0.0000091856">
                <text:p>0.0000091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37">
                <text:p>0.5137</text:p>
              </table:table-cell>
              <table:table-cell office:value-type="float" office:value="0.0000962942">
                <text:p>0.0000962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1">
                <text:p>0.631</text:p>
              </table:table-cell>
              <table:table-cell office:value-type="float" office:value="0.00099288">
                <text:p>0.00099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0.0099597">
                <text:p>0.0099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">
                <text:p>0.8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4">
                <text:p>1.664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